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nu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23:16:57.579000000</meta:creation-date>
    <dc:date>2015-09-16T23:17:42.782000000</dc:date>
    <meta:editing-duration>PT45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4.4.5.2$Windows_x86 LibreOffice_project/a22f674fd25a3b6f45bdebf25400ed2adff0ff99</meta:generator>
  </office:meta>
</office:document-meta>
</file>